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8.132cm" svg:y="22.677cm">
            <draw:object draw:notify-on-update-of-ranges="Hoja1.D52:Hoja1.D52 Hoja1.D53:Hoja1.D72 Hoja1.E52:Hoja1.E52 Hoja1.E53:Hoja1.E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uerza</text:p>
          </table:table-cell>
          <table:table-cell office:value-type="string" calcext:value-type="string">
            <text:p>Destreza</text:p>
          </table:table-cell>
          <table:table-cell office:value-type="string" calcext:value-type="string">
            <text:p>Constitución</text:p>
          </table:table-cell>
          <table:table-cell office:value-type="string" calcext:value-type="string">
            <text:p>Velocidad</text:p>
          </table:table-cell>
          <table:table-cell table:style-name="Default" office:value-type="string" calcext:value-type="string">
            <text:p>Inteligencia</text:p>
          </table:table-cell>
          <table:table-cell office:value-type="string" calcext:value-type="string">
            <text:p>Percepción</text:p>
          </table:table-cell>
          <table:table-cell office:value-type="string" calcext:value-type="string">
            <text:p>Fecundidad</text:p>
          </table:table-cell>
          <table:table-cell office:value-type="string" calcext:value-type="string">
            <text:p>Madurez Sexual</text:p>
          </table:table-cell>
          <table:table-cell/>
        </table:table-row>
        <table:table-row table:style-name="ro1">
          <table:table-cell table:style-name="ce1" office:value-type="float" office:value="5.125" calcext:value-type="float">
            <text:p>5</text:p>
          </table:table-cell>
          <table:table-cell table:style-name="ce1" office:value-type="float" office:value="13.625" calcext:value-type="float">
            <text:p>14</text:p>
          </table:table-cell>
          <table:table-cell table:style-name="ce1" office:value-type="float" office:value="9.25" calcext:value-type="float">
            <text:p>9</text:p>
          </table:table-cell>
          <table:table-cell table:style-name="ce1" office:value-type="float" office:value="8.375" calcext:value-type="float">
            <text:p>8</text:p>
          </table:table-cell>
          <table:table-cell office:value-type="float" office:value="3.625" calcext:value-type="float">
            <text:p>4</text:p>
          </table:table-cell>
          <table:table-cell table:style-name="ce1" office:value-type="float" office:value="3.875" calcext:value-type="float">
            <text:p>4</text:p>
          </table:table-cell>
          <table:table-cell office:value-type="float" office:value="77.5" calcext:value-type="float">
            <text:p>77,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.3636363636364" calcext:value-type="float">
            <text:p>10</text:p>
          </table:table-cell>
          <table:table-cell table:style-name="ce1" office:value-type="float" office:value="7.36363636363636" calcext:value-type="float">
            <text:p>7</text:p>
          </table:table-cell>
          <table:table-cell table:style-name="ce1" office:value-type="float" office:value="13.5454545454545" calcext:value-type="float">
            <text:p>14</text:p>
          </table:table-cell>
          <table:table-cell office:value-type="float" office:value="2.63636363636364" calcext:value-type="float">
            <text:p>3</text:p>
          </table:table-cell>
          <table:table-cell table:style-name="ce1" office:value-type="float" office:value="9.36363636363636" calcext:value-type="float">
            <text:p>9</text:p>
          </table:table-cell>
          <table:table-cell office:value-type="float" office:value="70.9090909090909" calcext:value-type="float">
            <text:p>70,9090909091</text:p>
          </table:table-cell>
          <table:table-cell office:value-type="float" office:value="1" calcext:value-type="float">
            <text:p>1</text:p>
          </table:table-cell>
          <table:table-cell office:value-type="float" office:value="14.7272727272727" calcext:value-type="float">
            <text:p>14,727272727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.3636363636364" calcext:value-type="float">
            <text:p>10</text:p>
          </table:table-cell>
          <table:table-cell table:style-name="ce1" office:value-type="float" office:value="7.36363636363636" calcext:value-type="float">
            <text:p>7</text:p>
          </table:table-cell>
          <table:table-cell table:style-name="ce1" office:value-type="float" office:value="13.5454545454545" calcext:value-type="float">
            <text:p>14</text:p>
          </table:table-cell>
          <table:table-cell office:value-type="float" office:value="2.63636363636364" calcext:value-type="float">
            <text:p>3</text:p>
          </table:table-cell>
          <table:table-cell table:style-name="ce1" office:value-type="float" office:value="9.36363636363636" calcext:value-type="float">
            <text:p>9</text:p>
          </table:table-cell>
          <table:table-cell office:value-type="float" office:value="70.9090909090909" calcext:value-type="float">
            <text:p>70,9090909091</text:p>
          </table:table-cell>
          <table:table-cell office:value-type="float" office:value="1" calcext:value-type="float">
            <text:p>1</text:p>
          </table:table-cell>
          <table:table-cell office:value-type="float" office:value="14.7272727272727" calcext:value-type="float">
            <text:p>14,7272727273</text:p>
          </table:table-cell>
        </table:table-row>
        <table:table-row table:style-name="ro1">
          <table:table-cell table:style-name="ce1" office:value-type="float" office:value="5.16666666666667" calcext:value-type="float">
            <text:p>5</text:p>
          </table:table-cell>
          <table:table-cell table:style-name="ce1" office:value-type="float" office:value="8.08333333333333" calcext:value-type="float">
            <text:p>8</text:p>
          </table:table-cell>
          <table:table-cell table:style-name="ce1" office:value-type="float" office:value="6.83333333333333" calcext:value-type="float">
            <text:p>7</text:p>
          </table:table-cell>
          <table:table-cell table:style-name="ce1" office:value-type="float" office:value="17.5" calcext:value-type="float">
            <text:p>18</text:p>
          </table:table-cell>
          <table:table-cell office:value-type="float" office:value="2.08333333333333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66.4166666666667" calcext:value-type="float">
            <text:p>66,4166666667</text:p>
          </table:table-cell>
          <table:table-cell office:value-type="float" office:value="1.08333333333333" calcext:value-type="float">
            <text:p>1,0833333333</text:p>
          </table:table-cell>
          <table:table-cell office:value-type="float" office:value="14.5833333333333" calcext:value-type="float">
            <text:p>14,5833333333</text:p>
          </table:table-cell>
        </table:table-row>
        <table:table-row table:style-name="ro1">
          <table:table-cell table:style-name="ce1" office:value-type="float" office:value="5.08333333333333" calcext:value-type="float">
            <text:p>5</text:p>
          </table:table-cell>
          <table:table-cell table:style-name="ce1" office:value-type="float" office:value="7.5" calcext:value-type="float">
            <text:p>8</text:p>
          </table:table-cell>
          <table:table-cell table:style-name="ce1" office:value-type="float" office:value="6.16666666666667" calcext:value-type="float">
            <text:p>6</text:p>
          </table:table-cell>
          <table:table-cell table:style-name="ce1" office:value-type="float" office:value="18.8333333333333" calcext:value-type="float">
            <text:p>19</text:p>
          </table:table-cell>
          <table:table-cell office:value-type="float" office:value="1.91666666666667" calcext:value-type="float">
            <text:p>2</text:p>
          </table:table-cell>
          <table:table-cell table:style-name="ce1" office:value-type="float" office:value="10.5833333333333" calcext:value-type="float">
            <text:p>11</text:p>
          </table:table-cell>
          <table:table-cell office:value-type="float" office:value="64.6666666666667" calcext:value-type="float">
            <text:p>64,6666666667</text:p>
          </table:table-cell>
          <table:table-cell office:value-type="float" office:value="1.16666666666667" calcext:value-type="float">
            <text:p>1,1666666667</text:p>
          </table:table-cell>
          <table:table-cell office:value-type="float" office:value="14.6666666666667" calcext:value-type="float">
            <text:p>14,6666666667</text:p>
          </table:table-cell>
        </table:table-row>
        <table:table-row table:style-name="ro1">
          <table:table-cell table:style-name="ce1" office:value-type="float" office:value="5.25" calcext:value-type="float">
            <text:p>5</text:p>
          </table:table-cell>
          <table:table-cell table:style-name="ce1" office:value-type="float" office:value="10.1666666666667" calcext:value-type="float">
            <text:p>10</text:p>
          </table:table-cell>
          <table:table-cell table:style-name="ce1" office:value-type="float" office:value="6.58333333333333" calcext:value-type="float">
            <text:p>7</text:p>
          </table:table-cell>
          <table:table-cell table:style-name="ce1" office:value-type="float" office:value="19.3333333333333" calcext:value-type="float">
            <text:p>19</text:p>
          </table:table-cell>
          <table:table-cell office:value-type="float" office:value="2.08333333333333" calcext:value-type="float">
            <text:p>2</text:p>
          </table:table-cell>
          <table:table-cell table:style-name="ce1" office:value-type="float" office:value="8.25" calcext:value-type="float">
            <text:p>8</text:p>
          </table:table-cell>
          <table:table-cell office:value-type="float" office:value="66.25" calcext:value-type="float">
            <text:p>66,25</text:p>
          </table:table-cell>
          <table:table-cell office:value-type="float" office:value="1.5" calcext:value-type="float">
            <text:p>1,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5.38461538461539" calcext:value-type="float">
            <text:p>5</text:p>
          </table:table-cell>
          <table:table-cell table:style-name="ce1" office:value-type="float" office:value="9.84615384615385" calcext:value-type="float">
            <text:p>10</text:p>
          </table:table-cell>
          <table:table-cell table:style-name="ce1" office:value-type="float" office:value="6.92307692307692" calcext:value-type="float">
            <text:p>7</text:p>
          </table:table-cell>
          <table:table-cell table:style-name="ce1" office:value-type="float" office:value="19.2307692307692" calcext:value-type="float">
            <text:p>19</text:p>
          </table:table-cell>
          <table:table-cell office:value-type="float" office:value="1.92307692307692" calcext:value-type="float">
            <text:p>2</text:p>
          </table:table-cell>
          <table:table-cell table:style-name="ce1" office:value-type="float" office:value="7.92307692307692" calcext:value-type="float">
            <text:p>8</text:p>
          </table:table-cell>
          <table:table-cell office:value-type="float" office:value="65.6153846153846" calcext:value-type="float">
            <text:p>65,6153846154</text:p>
          </table:table-cell>
          <table:table-cell office:value-type="float" office:value="1.46153846153846" calcext:value-type="float">
            <text:p>1,4615384615</text:p>
          </table:table-cell>
          <table:table-cell office:value-type="float" office:value="15.1538461538462" calcext:value-type="float">
            <text:p>15,1538461538</text:p>
          </table:table-cell>
        </table:table-row>
        <table:table-row table:style-name="ro1">
          <table:table-cell table:style-name="ce1" office:value-type="float" office:value="5.07692307692308" calcext:value-type="float">
            <text:p>5</text:p>
          </table:table-cell>
          <table:table-cell table:style-name="ce1" office:value-type="float" office:value="9.61538461538462" calcext:value-type="float">
            <text:p>10</text:p>
          </table:table-cell>
          <table:table-cell table:style-name="ce1" office:value-type="float" office:value="6.30769230769231" calcext:value-type="float">
            <text:p>6</text:p>
          </table:table-cell>
          <table:table-cell table:style-name="ce1" office:value-type="float" office:value="20.7692307692308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.61538461538462" calcext:value-type="float">
            <text:p>8</text:p>
          </table:table-cell>
          <table:table-cell office:value-type="float" office:value="62.5384615384615" calcext:value-type="float">
            <text:p>62,5384615385</text:p>
          </table:table-cell>
          <table:table-cell office:value-type="float" office:value="1.61538461538462" calcext:value-type="float">
            <text:p>1,6153846154</text:p>
          </table:table-cell>
          <table:table-cell office:value-type="float" office:value="15.1538461538462" calcext:value-type="float">
            <text:p>15,1538461538</text:p>
          </table:table-cell>
        </table:table-row>
        <table:table-row table:style-name="ro1">
          <table:table-cell table:style-name="ce1" office:value-type="float" office:value="5.30769230769231" calcext:value-type="float">
            <text:p>5</text:p>
          </table:table-cell>
          <table:table-cell table:style-name="ce1" office:value-type="float" office:value="9.53846153846154" calcext:value-type="float">
            <text:p>10</text:p>
          </table:table-cell>
          <table:table-cell table:style-name="ce1" office:value-type="float" office:value="6.92307692307692" calcext:value-type="float">
            <text:p>7</text:p>
          </table:table-cell>
          <table:table-cell table:style-name="ce1" office:value-type="float" office:value="19.6923076923077" calcext:value-type="float">
            <text:p>20</text:p>
          </table:table-cell>
          <table:table-cell office:value-type="float" office:value="1.84615384615385" calcext:value-type="float">
            <text:p>2</text:p>
          </table:table-cell>
          <table:table-cell table:style-name="ce1" office:value-type="float" office:value="6.53846153846154" calcext:value-type="float">
            <text:p>7</text:p>
          </table:table-cell>
          <table:table-cell office:value-type="float" office:value="62.0769230769231" calcext:value-type="float">
            <text:p>62,0769230769</text:p>
          </table:table-cell>
          <table:table-cell office:value-type="float" office:value="1.38461538461538" calcext:value-type="float">
            <text:p>1,38461538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5.16666666666667" calcext:value-type="float">
            <text:p>5</text:p>
          </table:table-cell>
          <table:table-cell table:style-name="ce1" office:value-type="float" office:value="9.94444444444444" calcext:value-type="float">
            <text:p>10</text:p>
          </table:table-cell>
          <table:table-cell table:style-name="ce1" office:value-type="float" office:value="6.33333333333333" calcext:value-type="float">
            <text:p>6</text:p>
          </table:table-cell>
          <table:table-cell table:style-name="ce1" office:value-type="float" office:value="21.9444444444444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.72222222222222" calcext:value-type="float">
            <text:p>9</text:p>
          </table:table-cell>
          <table:table-cell office:value-type="float" office:value="61.2777777777778" calcext:value-type="float">
            <text:p>61,2777777778</text:p>
          </table:table-cell>
          <table:table-cell office:value-type="float" office:value="1.77777777777778" calcext:value-type="float">
            <text:p>1,7777777778</text:p>
          </table:table-cell>
          <table:table-cell office:value-type="float" office:value="15.4444444444444" calcext:value-type="float">
            <text:p>15,4444444444</text:p>
          </table:table-cell>
        </table:table-row>
        <table:table-row table:style-name="ro1">
          <table:table-cell table:style-name="ce1" office:value-type="float" office:value="5.75" calcext:value-type="float">
            <text:p>6</text:p>
          </table:table-cell>
          <table:table-cell table:style-name="ce1" office:value-type="float" office:value="10.8333333333333" calcext:value-type="float">
            <text:p>11</text:p>
          </table:table-cell>
          <table:table-cell table:style-name="ce1" office:value-type="float" office:value="6.16666666666667" calcext:value-type="float">
            <text:p>6</text:p>
          </table:table-cell>
          <table:table-cell table:style-name="ce1" office:value-type="float" office:value="21.3333333333333" calcext:value-type="float">
            <text:p>21</text:p>
          </table:table-cell>
          <table:table-cell office:value-type="float" office:value="1.66666666666667" calcext:value-type="float">
            <text:p>2</text:p>
          </table:table-cell>
          <table:table-cell table:style-name="ce1" office:value-type="float" office:value="6.91666666666667" calcext:value-type="float">
            <text:p>7</text:p>
          </table:table-cell>
          <table:table-cell office:value-type="float" office:value="60.4166666666667" calcext:value-type="float">
            <text:p>60,4166666667</text:p>
          </table:table-cell>
          <table:table-cell office:value-type="float" office:value="2" calcext:value-type="float">
            <text:p>2</text:p>
          </table:table-cell>
          <table:table-cell office:value-type="float" office:value="16.1666666666667" calcext:value-type="float">
            <text:p>16,166666666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.81818181818182" calcext:value-type="float">
            <text:p>7</text:p>
          </table:table-cell>
          <table:table-cell table:style-name="ce1" office:value-type="float" office:value="22.6363636363636" calcext:value-type="float">
            <text:p>23</text:p>
          </table:table-cell>
          <table:table-cell office:value-type="float" office:value="1.36363636363636" calcext:value-type="float">
            <text:p>1</text:p>
          </table:table-cell>
          <table:table-cell table:style-name="ce1" office:value-type="float" office:value="6.45454545454545" calcext:value-type="float">
            <text:p>6</text:p>
          </table:table-cell>
          <table:table-cell office:value-type="float" office:value="60.3636363636364" calcext:value-type="float">
            <text:p>60,3636363636</text:p>
          </table:table-cell>
          <table:table-cell office:value-type="float" office:value="2.54545454545455" calcext:value-type="float">
            <text:p>2,5454545455</text:p>
          </table:table-cell>
          <table:table-cell office:value-type="float" office:value="15.8181818181818" calcext:value-type="float">
            <text:p>15,8181818182</text:p>
          </table:table-cell>
        </table:table-row>
        <table:table-row table:style-name="ro1">
          <table:table-cell table:style-name="ce1" office:value-type="float" office:value="5.16666666666667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.16666666666667" calcext:value-type="float">
            <text:p>6</text:p>
          </table:table-cell>
          <table:table-cell table:style-name="ce1" office:value-type="float" office:value="22.1666666666667" calcext:value-type="float">
            <text:p>22</text:p>
          </table:table-cell>
          <table:table-cell office:value-type="float" office:value="2.25" calcext:value-type="float">
            <text:p>2</text:p>
          </table:table-cell>
          <table:table-cell table:style-name="ce1" office:value-type="float" office:value="6.33333333333333" calcext:value-type="float">
            <text:p>6</text:p>
          </table:table-cell>
          <table:table-cell office:value-type="float" office:value="59.3333333333333" calcext:value-type="float">
            <text:p>59,3333333333</text:p>
          </table:table-cell>
          <table:table-cell office:value-type="float" office:value="2.5" calcext:value-type="float">
            <text:p>2,5</text:p>
          </table:table-cell>
          <table:table-cell office:value-type="float" office:value="15.6666666666667" calcext:value-type="float">
            <text:p>15,6666666667</text:p>
          </table:table-cell>
        </table:table-row>
        <table:table-row table:style-name="ro1">
          <table:table-cell table:style-name="ce1" office:value-type="float" office:value="5.1875" calcext:value-type="float">
            <text:p>5</text:p>
          </table:table-cell>
          <table:table-cell table:style-name="ce1" office:value-type="float" office:value="7.375" calcext:value-type="float">
            <text:p>7</text:p>
          </table:table-cell>
          <table:table-cell table:style-name="ce1" office:value-type="float" office:value="6.375" calcext:value-type="float">
            <text:p>6</text:p>
          </table:table-cell>
          <table:table-cell table:style-name="ce1" office:value-type="float" office:value="22.4375" calcext:value-type="float">
            <text:p>22</text:p>
          </table:table-cell>
          <table:table-cell office:value-type="float" office:value="2.375" calcext:value-type="float">
            <text:p>2</text:p>
          </table:table-cell>
          <table:table-cell table:style-name="ce1" office:value-type="float" office:value="6.5625" calcext:value-type="float">
            <text:p>7</text:p>
          </table:table-cell>
          <table:table-cell office:value-type="float" office:value="59.0625" calcext:value-type="float">
            <text:p>59,0625</text:p>
          </table:table-cell>
          <table:table-cell office:value-type="float" office:value="2.625" calcext:value-type="float">
            <text:p>2,625</text:p>
          </table:table-cell>
          <table:table-cell office:value-type="float" office:value="15.0625" calcext:value-type="float">
            <text:p>15,0625</text:p>
          </table:table-cell>
        </table:table-row>
        <table:table-row table:style-name="ro1">
          <table:table-cell table:style-name="ce1" office:value-type="float" office:value="4.84615384615385" calcext:value-type="float">
            <text:p>5</text:p>
          </table:table-cell>
          <table:table-cell table:style-name="ce1" office:value-type="float" office:value="8.07692307692308" calcext:value-type="float">
            <text:p>8</text:p>
          </table:table-cell>
          <table:table-cell table:style-name="ce1" office:value-type="float" office:value="6.30769230769231" calcext:value-type="float">
            <text:p>6</text:p>
          </table:table-cell>
          <table:table-cell table:style-name="ce1" office:value-type="float" office:value="23.6923076923077" calcext:value-type="float">
            <text:p>24</text:p>
          </table:table-cell>
          <table:table-cell office:value-type="float" office:value="2.15384615384615" calcext:value-type="float">
            <text:p>2</text:p>
          </table:table-cell>
          <table:table-cell table:style-name="ce1" office:value-type="float" office:value="5.84615384615385" calcext:value-type="float">
            <text:p>6</text:p>
          </table:table-cell>
          <table:table-cell office:value-type="float" office:value="59.5384615384615" calcext:value-type="float">
            <text:p>59,5384615385</text:p>
          </table:table-cell>
          <table:table-cell office:value-type="float" office:value="2.53846153846154" calcext:value-type="float">
            <text:p>2,5384615385</text:p>
          </table:table-cell>
          <table:table-cell office:value-type="float" office:value="15.2307692307692" calcext:value-type="float">
            <text:p>15,2307692308</text:p>
          </table:table-cell>
        </table:table-row>
        <table:table-row table:style-name="ro1">
          <table:table-cell table:style-name="ce1" office:value-type="float" office:value="5.23529411764706" calcext:value-type="float">
            <text:p>5</text:p>
          </table:table-cell>
          <table:table-cell table:style-name="ce1" office:value-type="float" office:value="7.05882352941176" calcext:value-type="float">
            <text:p>7</text:p>
          </table:table-cell>
          <table:table-cell table:style-name="ce1" office:value-type="float" office:value="6.88235294117647" calcext:value-type="float">
            <text:p>7</text:p>
          </table:table-cell>
          <table:table-cell table:style-name="ce1" office:value-type="float" office:value="23.2352941176471" calcext:value-type="float">
            <text:p>23</text:p>
          </table:table-cell>
          <table:table-cell office:value-type="float" office:value="1.70588235294118" calcext:value-type="float">
            <text:p>2</text:p>
          </table:table-cell>
          <table:table-cell table:style-name="ce1" office:value-type="float" office:value="9.29411764705882" calcext:value-type="float">
            <text:p>9</text:p>
          </table:table-cell>
          <table:table-cell office:value-type="float" office:value="58.7058823529412" calcext:value-type="float">
            <text:p>58,7058823529</text:p>
          </table:table-cell>
          <table:table-cell office:value-type="float" office:value="3.70588235294118" calcext:value-type="float">
            <text:p>3,7058823529</text:p>
          </table:table-cell>
          <table:table-cell office:value-type="float" office:value="14.6470588235294" calcext:value-type="float">
            <text:p>14,6470588235</text:p>
          </table:table-cell>
        </table:table-row>
        <table:table-row table:style-name="ro1">
          <table:table-cell table:style-name="ce1" office:value-type="float" office:value="5.21428571428571" calcext:value-type="float">
            <text:p>5</text:p>
          </table:table-cell>
          <table:table-cell table:style-name="ce1" office:value-type="float" office:value="5.57142857142857" calcext:value-type="float">
            <text:p>6</text:p>
          </table:table-cell>
          <table:table-cell table:style-name="ce1" office:value-type="float" office:value="6.78571428571429" calcext:value-type="float">
            <text:p>7</text:p>
          </table:table-cell>
          <table:table-cell table:style-name="ce1" office:value-type="float" office:value="23.2857142857143" calcext:value-type="float">
            <text:p>23</text:p>
          </table:table-cell>
          <table:table-cell office:value-type="float" office:value="1.71428571428571" calcext:value-type="float">
            <text:p>2</text:p>
          </table:table-cell>
          <table:table-cell table:style-name="ce1" office:value-type="float" office:value="8.92857142857143" calcext:value-type="float">
            <text:p>9</text:p>
          </table:table-cell>
          <table:table-cell office:value-type="float" office:value="60.2142857142857" calcext:value-type="float">
            <text:p>60,2142857143</text:p>
          </table:table-cell>
          <table:table-cell office:value-type="float" office:value="3.21428571428571" calcext:value-type="float">
            <text:p>3,2142857143</text:p>
          </table:table-cell>
          <table:table-cell office:value-type="float" office:value="14.1428571428571" calcext:value-type="float">
            <text:p>14,142857142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.23076923076923" calcext:value-type="float">
            <text:p>6</text:p>
          </table:table-cell>
          <table:table-cell table:style-name="ce1" office:value-type="float" office:value="6.38461538461539" calcext:value-type="float">
            <text:p>6</text:p>
          </table:table-cell>
          <table:table-cell table:style-name="ce1" office:value-type="float" office:value="23.0769230769231" calcext:value-type="float">
            <text:p>23</text:p>
          </table:table-cell>
          <table:table-cell office:value-type="float" office:value="1.61538461538462" calcext:value-type="float">
            <text:p>2</text:p>
          </table:table-cell>
          <table:table-cell table:style-name="ce1" office:value-type="float" office:value="6.7692307692307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.9230769230769" calcext:value-type="float">
            <text:p>13,9230769231</text:p>
          </table:table-cell>
        </table:table-row>
        <table:table-row table:style-name="ro1">
          <table:table-cell table:style-name="ce1" office:value-type="float" office:value="5.70833333333333" calcext:value-type="float">
            <text:p>6</text:p>
          </table:table-cell>
          <table:table-cell table:style-name="ce1" office:value-type="float" office:value="6.08333333333333" calcext:value-type="float">
            <text:p>6</text:p>
          </table:table-cell>
          <table:table-cell table:style-name="ce1" office:value-type="float" office:value="7.08333333333333" calcext:value-type="float">
            <text:p>7</text:p>
          </table:table-cell>
          <table:table-cell table:style-name="ce1" office:value-type="float" office:value="24.0833333333333" calcext:value-type="float">
            <text:p>24</text:p>
          </table:table-cell>
          <table:table-cell office:value-type="float" office:value="1.5" calcext:value-type="float">
            <text:p>2</text:p>
          </table:table-cell>
          <table:table-cell table:style-name="ce1" office:value-type="float" office:value="9.125" calcext:value-type="float">
            <text:p>9</text:p>
          </table:table-cell>
          <table:table-cell office:value-type="float" office:value="59.0833333333333" calcext:value-type="float">
            <text:p>59,0833333333</text:p>
          </table:table-cell>
          <table:table-cell office:value-type="float" office:value="3" calcext:value-type="float">
            <text:p>3</text:p>
          </table:table-cell>
          <table:table-cell office:value-type="float" office:value="14.625" calcext:value-type="float">
            <text:p>14,625</text:p>
          </table:table-cell>
        </table:table-row>
        <table:table-row table:style-name="ro1">
          <table:table-cell table:style-name="ce1" office:value-type="float" office:value="5.31818181818182" calcext:value-type="float">
            <text:p>5</text:p>
          </table:table-cell>
          <table:table-cell table:style-name="ce1" office:value-type="float" office:value="6.40909090909091" calcext:value-type="float">
            <text:p>6</text:p>
          </table:table-cell>
          <table:table-cell table:style-name="ce1" office:value-type="float" office:value="7.18181818181818" calcext:value-type="float">
            <text:p>7</text:p>
          </table:table-cell>
          <table:table-cell table:style-name="ce1" office:value-type="float" office:value="23.863636363636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.0454545454545" calcext:value-type="float">
            <text:p>10</text:p>
          </table:table-cell>
          <table:table-cell office:value-type="float" office:value="59.9545454545455" calcext:value-type="float">
            <text:p>59,9545454545</text:p>
          </table:table-cell>
          <table:table-cell office:value-type="float" office:value="3.13636363636364" calcext:value-type="float">
            <text:p>3,1363636364</text:p>
          </table:table-cell>
          <table:table-cell office:value-type="float" office:value="14.6818181818182" calcext:value-type="float">
            <text:p>14,6818181818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5.75" calcext:value-type="float">
            <text:p>5,75</text:p>
          </table:table-cell>
          <table:table-cell office:value-type="float" office:value="4" calcext:value-type="float">
            <text:p>4</text:p>
          </table:table-cell>
          <table:table-cell office:value-type="float" office:value="15.75" calcext:value-type="float">
            <text:p>15,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6.5" calcext:value-type="float">
            <text:p>16,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.87248322147651" calcext:value-type="float">
            <text:p>4,8724832215</text:p>
          </table:table-cell>
          <table:table-cell office:value-type="float" office:value="5.89261744966443" calcext:value-type="float">
            <text:p>5,8926174497</text:p>
          </table:table-cell>
          <table:table-cell office:value-type="float" office:value="3.99328859060403" calcext:value-type="float">
            <text:p>3,9932885906</text:p>
          </table:table-cell>
          <table:table-cell office:value-type="float" office:value="17.5167785234899" calcext:value-type="float">
            <text:p>17,5167785235</text:p>
          </table:table-cell>
          <table:table-cell table:style-name="Default" office:value-type="float" office:value="1.03355704697987" calcext:value-type="float">
            <text:p>1,033557047</text:p>
          </table:table-cell>
          <table:table-cell office:value-type="float" office:value="17.9530201342282" calcext:value-type="float">
            <text:p>17,9530201342</text:p>
          </table:table-cell>
          <table:table-cell office:value-type="float" office:value="60" calcext:value-type="float">
            <text:p>60</text:p>
          </table:table-cell>
          <table:table-cell office:value-type="float" office:value="0.966442953020134" calcext:value-type="float">
            <text:p>0,966442953</text:p>
          </table:table-cell>
          <table:table-cell office:value-type="float" office:value="14.9798657718121" calcext:value-type="float">
            <text:p>14,9798657718</text:p>
          </table:table-cell>
        </table:table-row>
        <table:table-row table:style-name="ro1">
          <table:table-cell office:value-type="float" office:value="4.98" calcext:value-type="float">
            <text:p>4,98</text:p>
          </table:table-cell>
          <table:table-cell office:value-type="float" office:value="5.82" calcext:value-type="float">
            <text:p>5,82</text:p>
          </table:table-cell>
          <table:table-cell office:value-type="float" office:value="4.05" calcext:value-type="float">
            <text:p>4,05</text:p>
          </table:table-cell>
          <table:table-cell office:value-type="float" office:value="17.315" calcext:value-type="float">
            <text:p>17,315</text:p>
          </table:table-cell>
          <table:table-cell table:style-name="Default" office:value-type="float" office:value="1.07" calcext:value-type="float">
            <text:p>1,07</text:p>
          </table:table-cell>
          <table:table-cell office:value-type="float" office:value="17.545" calcext:value-type="float">
            <text:p>17,545</text:p>
          </table:table-cell>
          <table:table-cell office:value-type="float" office:value="60.07" calcext:value-type="float">
            <text:p>60,07</text:p>
          </table:table-cell>
          <table:table-cell office:value-type="float" office:value="1.04" calcext:value-type="float">
            <text:p>1,04</text:p>
          </table:table-cell>
          <table:table-cell office:value-type="float" office:value="15.08" calcext:value-type="float">
            <text:p>15,08</text:p>
          </table:table-cell>
        </table:table-row>
        <table:table-row table:style-name="ro1">
          <table:table-cell office:value-type="float" office:value="5.02487562189055" calcext:value-type="float">
            <text:p>5,0248756219</text:p>
          </table:table-cell>
          <table:table-cell office:value-type="float" office:value="5.8955223880597" calcext:value-type="float">
            <text:p>5,8955223881</text:p>
          </table:table-cell>
          <table:table-cell office:value-type="float" office:value="4.07960199004975" calcext:value-type="float">
            <text:p>4,07960199</text:p>
          </table:table-cell>
          <table:table-cell office:value-type="float" office:value="17.407960199005" calcext:value-type="float">
            <text:p>17,407960199</text:p>
          </table:table-cell>
          <table:table-cell table:style-name="Default" office:value-type="float" office:value="1.04975124378109" calcext:value-type="float">
            <text:p>1,0497512438</text:p>
          </table:table-cell>
          <table:table-cell office:value-type="float" office:value="17.6766169154229" calcext:value-type="float">
            <text:p>17,6766169154</text:p>
          </table:table-cell>
          <table:table-cell office:value-type="float" office:value="60.0746268656716" calcext:value-type="float">
            <text:p>60,0746268657</text:p>
          </table:table-cell>
          <table:table-cell office:value-type="float" office:value="1.1044776119403" calcext:value-type="float">
            <text:p>1,1044776119</text:p>
          </table:table-cell>
          <table:table-cell office:value-type="float" office:value="15.044776119403" calcext:value-type="float">
            <text:p>15,0447761194</text:p>
          </table:table-cell>
        </table:table-row>
        <table:table-row table:style-name="ro1">
          <table:table-cell office:value-type="float" office:value="5.01158301158301" calcext:value-type="float">
            <text:p>5,0115830116</text:p>
          </table:table-cell>
          <table:table-cell office:value-type="float" office:value="5.8996138996139" calcext:value-type="float">
            <text:p>5,8996138996</text:p>
          </table:table-cell>
          <table:table-cell office:value-type="float" office:value="4.13127413127413" calcext:value-type="float">
            <text:p>4,1312741313</text:p>
          </table:table-cell>
          <table:table-cell office:value-type="float" office:value="17.4517374517375" calcext:value-type="float">
            <text:p>17,4517374517</text:p>
          </table:table-cell>
          <table:table-cell table:style-name="Default" office:value-type="float" office:value="1.18532818532819" calcext:value-type="float">
            <text:p>1,1853281853</text:p>
          </table:table-cell>
          <table:table-cell office:value-type="float" office:value="17.5212355212355" calcext:value-type="float">
            <text:p>17,5212355212</text:p>
          </table:table-cell>
          <table:table-cell office:value-type="float" office:value="59.965250965251" calcext:value-type="float">
            <text:p>59,9652509653</text:p>
          </table:table-cell>
          <table:table-cell office:value-type="float" office:value="1.18146718146718" calcext:value-type="float">
            <text:p>1,1814671815</text:p>
          </table:table-cell>
          <table:table-cell office:value-type="float" office:value="15.042471042471" calcext:value-type="float">
            <text:p>15,0424710425</text:p>
          </table:table-cell>
        </table:table-row>
        <table:table-row table:style-name="ro1">
          <table:table-cell office:value-type="float" office:value="5.09770114942529" calcext:value-type="float">
            <text:p>5,0977011494</text:p>
          </table:table-cell>
          <table:table-cell office:value-type="float" office:value="5.87356321839081" calcext:value-type="float">
            <text:p>5,8735632184</text:p>
          </table:table-cell>
          <table:table-cell office:value-type="float" office:value="4.36206896551724" calcext:value-type="float">
            <text:p>4,3620689655</text:p>
          </table:table-cell>
          <table:table-cell office:value-type="float" office:value="17.5402298850575" calcext:value-type="float">
            <text:p>17,5402298851</text:p>
          </table:table-cell>
          <table:table-cell table:style-name="Default" office:value-type="float" office:value="1.2816091954023" calcext:value-type="float">
            <text:p>1,2816091954</text:p>
          </table:table-cell>
          <table:table-cell office:value-type="float" office:value="17.2413793103448" calcext:value-type="float">
            <text:p>17,2413793103</text:p>
          </table:table-cell>
          <table:table-cell office:value-type="float" office:value="60.2011494252874" calcext:value-type="float">
            <text:p>60,2011494253</text:p>
          </table:table-cell>
          <table:table-cell office:value-type="float" office:value="1.31609195402299" calcext:value-type="float">
            <text:p>1,316091954</text:p>
          </table:table-cell>
          <table:table-cell office:value-type="float" office:value="15.0344827586207" calcext:value-type="float">
            <text:p>15,0344827586</text:p>
          </table:table-cell>
        </table:table-row>
        <table:table-row table:style-name="ro1">
          <table:table-cell office:value-type="float" office:value="5.03370786516854" calcext:value-type="float">
            <text:p>5,0337078652</text:p>
          </table:table-cell>
          <table:table-cell office:value-type="float" office:value="5.99438202247191" calcext:value-type="float">
            <text:p>5,9943820225</text:p>
          </table:table-cell>
          <table:table-cell office:value-type="float" office:value="4.52808988764045" calcext:value-type="float">
            <text:p>4,5280898876</text:p>
          </table:table-cell>
          <table:table-cell office:value-type="float" office:value="17.252808988764" calcext:value-type="float">
            <text:p>17,2528089888</text:p>
          </table:table-cell>
          <table:table-cell table:style-name="Default" office:value-type="float" office:value="1.44943820224719" calcext:value-type="float">
            <text:p>1,4494382022</text:p>
          </table:table-cell>
          <table:table-cell office:value-type="float" office:value="17.3539325842697" calcext:value-type="float">
            <text:p>17,3539325843</text:p>
          </table:table-cell>
          <table:table-cell office:value-type="float" office:value="60.6460674157303" calcext:value-type="float">
            <text:p>60,6460674157</text:p>
          </table:table-cell>
          <table:table-cell office:value-type="float" office:value="1.34831460674157" calcext:value-type="float">
            <text:p>1,3483146067</text:p>
          </table:table-cell>
          <table:table-cell office:value-type="float" office:value="15.0730337078652" calcext:value-type="float">
            <text:p>15,0730337079</text:p>
          </table:table-cell>
        </table:table-row>
        <table:table-row table:style-name="ro1">
          <table:table-cell office:value-type="float" office:value="5.03157894736842" calcext:value-type="float">
            <text:p>5,0315789474</text:p>
          </table:table-cell>
          <table:table-cell office:value-type="float" office:value="5.9" calcext:value-type="float">
            <text:p>5,9</text:p>
          </table:table-cell>
          <table:table-cell office:value-type="float" office:value="4.48421052631579" calcext:value-type="float">
            <text:p>4,4842105263</text:p>
          </table:table-cell>
          <table:table-cell office:value-type="float" office:value="17.5578947368421" calcext:value-type="float">
            <text:p>17,5578947368</text:p>
          </table:table-cell>
          <table:table-cell table:style-name="Default" office:value-type="float" office:value="1.46842105263158" calcext:value-type="float">
            <text:p>1,4684210526</text:p>
          </table:table-cell>
          <table:table-cell office:value-type="float" office:value="17.1315789473684" calcext:value-type="float">
            <text:p>17,1315789474</text:p>
          </table:table-cell>
          <table:table-cell office:value-type="float" office:value="60.6315789473684" calcext:value-type="float">
            <text:p>60,6315789474</text:p>
          </table:table-cell>
          <table:table-cell office:value-type="float" office:value="1.42105263157895" calcext:value-type="float">
            <text:p>1,4210526316</text:p>
          </table:table-cell>
          <table:table-cell office:value-type="float" office:value="15.1052631578947" calcext:value-type="float">
            <text:p>15,1052631579</text:p>
          </table:table-cell>
        </table:table-row>
        <table:table-row table:style-name="ro1">
          <table:table-cell office:value-type="float" office:value="5.14545454545455" calcext:value-type="float">
            <text:p>5,1454545455</text:p>
          </table:table-cell>
          <table:table-cell office:value-type="float" office:value="5.85454545454545" calcext:value-type="float">
            <text:p>5,8545454545</text:p>
          </table:table-cell>
          <table:table-cell office:value-type="float" office:value="4.8" calcext:value-type="float">
            <text:p>4,8</text:p>
          </table:table-cell>
          <table:table-cell office:value-type="float" office:value="17.430303030303" calcext:value-type="float">
            <text:p>17,4303030303</text:p>
          </table:table-cell>
          <table:table-cell table:style-name="Default" office:value-type="float" office:value="1.50909090909091" calcext:value-type="float">
            <text:p>1,5090909091</text:p>
          </table:table-cell>
          <table:table-cell office:value-type="float" office:value="16.5454545454545" calcext:value-type="float">
            <text:p>16,5454545455</text:p>
          </table:table-cell>
          <table:table-cell office:value-type="float" office:value="60.9030303030303" calcext:value-type="float">
            <text:p>60,903030303</text:p>
          </table:table-cell>
          <table:table-cell office:value-type="float" office:value="1.4969696969697" calcext:value-type="float">
            <text:p>1,496969697</text:p>
          </table:table-cell>
          <table:table-cell office:value-type="float" office:value="14.9515151515152" calcext:value-type="float">
            <text:p>14,9515151515</text:p>
          </table:table-cell>
        </table:table-row>
        <table:table-row table:style-name="ro1">
          <table:table-cell office:value-type="float" office:value="5.16981132075472" calcext:value-type="float">
            <text:p>5,1698113208</text:p>
          </table:table-cell>
          <table:table-cell office:value-type="float" office:value="5.89308176100629" calcext:value-type="float">
            <text:p>5,893081761</text:p>
          </table:table-cell>
          <table:table-cell office:value-type="float" office:value="4.86163522012579" calcext:value-type="float">
            <text:p>4,8616352201</text:p>
          </table:table-cell>
          <table:table-cell office:value-type="float" office:value="17.811320754717" calcext:value-type="float">
            <text:p>17,8113207547</text:p>
          </table:table-cell>
          <table:table-cell table:style-name="Default" office:value-type="float" office:value="1.63522012578616" calcext:value-type="float">
            <text:p>1,6352201258</text:p>
          </table:table-cell>
          <table:table-cell office:value-type="float" office:value="16.937106918239" calcext:value-type="float">
            <text:p>16,9371069182</text:p>
          </table:table-cell>
          <table:table-cell office:value-type="float" office:value="61.0817610062893" calcext:value-type="float">
            <text:p>61,0817610063</text:p>
          </table:table-cell>
          <table:table-cell office:value-type="float" office:value="1.41509433962264" calcext:value-type="float">
            <text:p>1,4150943396</text:p>
          </table:table-cell>
          <table:table-cell office:value-type="float" office:value="15.1383647798742" calcext:value-type="float">
            <text:p>15,1383647799</text:p>
          </table:table-cell>
        </table:table-row>
        <table:table-row table:style-name="ro1">
          <table:table-cell office:value-type="float" office:value="4.97959183673469" calcext:value-type="float">
            <text:p>4,9795918367</text:p>
          </table:table-cell>
          <table:table-cell office:value-type="float" office:value="6.26530612244898" calcext:value-type="float">
            <text:p>6,2653061224</text:p>
          </table:table-cell>
          <table:table-cell office:value-type="float" office:value="5.12244897959184" calcext:value-type="float">
            <text:p>5,1224489796</text:p>
          </table:table-cell>
          <table:table-cell office:value-type="float" office:value="18.1972789115646" calcext:value-type="float">
            <text:p>18,1972789116</text:p>
          </table:table-cell>
          <table:table-cell table:style-name="Default" office:value-type="float" office:value="1.87074829931973" calcext:value-type="float">
            <text:p>1,8707482993</text:p>
          </table:table-cell>
          <table:table-cell office:value-type="float" office:value="17.0068027210884" calcext:value-type="float">
            <text:p>17,0068027211</text:p>
          </table:table-cell>
          <table:table-cell office:value-type="float" office:value="61.156462585034" calcext:value-type="float">
            <text:p>61,156462585</text:p>
          </table:table-cell>
          <table:table-cell office:value-type="float" office:value="1.65986394557823" calcext:value-type="float">
            <text:p>1,6598639456</text:p>
          </table:table-cell>
          <table:table-cell office:value-type="float" office:value="15.3265306122449" calcext:value-type="float">
            <text:p>15,3265306122</text:p>
          </table:table-cell>
        </table:table-row>
        <table:table-row table:style-name="ro1">
          <table:table-cell office:value-type="float" office:value="4.85714285714286" calcext:value-type="float">
            <text:p>4,8571428571</text:p>
          </table:table-cell>
          <table:table-cell office:value-type="float" office:value="6.36974789915966" calcext:value-type="float">
            <text:p>6,3697478992</text:p>
          </table:table-cell>
          <table:table-cell office:value-type="float" office:value="5.10084033613445" calcext:value-type="float">
            <text:p>5,1008403361</text:p>
          </table:table-cell>
          <table:table-cell office:value-type="float" office:value="18.4873949579832" calcext:value-type="float">
            <text:p>18,487394958</text:p>
          </table:table-cell>
          <table:table-cell table:style-name="Default" office:value-type="float" office:value="1.99159663865546" calcext:value-type="float">
            <text:p>1,9915966387</text:p>
          </table:table-cell>
          <table:table-cell office:value-type="float" office:value="16.6050420168067" calcext:value-type="float">
            <text:p>16,6050420168</text:p>
          </table:table-cell>
          <table:table-cell office:value-type="float" office:value="61.7058823529412" calcext:value-type="float">
            <text:p>61,7058823529</text:p>
          </table:table-cell>
          <table:table-cell office:value-type="float" office:value="1.92436974789916" calcext:value-type="float">
            <text:p>1,9243697479</text:p>
          </table:table-cell>
          <table:table-cell office:value-type="float" office:value="15.3781512605042" calcext:value-type="float">
            <text:p>15,3781512605</text:p>
          </table:table-cell>
        </table:table-row>
        <table:table-row table:style-name="ro1">
          <table:table-cell office:value-type="float" office:value="5.03252032520325" calcext:value-type="float">
            <text:p>5,0325203252</text:p>
          </table:table-cell>
          <table:table-cell office:value-type="float" office:value="6.86991869918699" calcext:value-type="float">
            <text:p>6,8699186992</text:p>
          </table:table-cell>
          <table:table-cell office:value-type="float" office:value="5.00813008130081" calcext:value-type="float">
            <text:p>5,0081300813</text:p>
          </table:table-cell>
          <table:table-cell office:value-type="float" office:value="19.2276422764228" calcext:value-type="float">
            <text:p>19,2276422764</text:p>
          </table:table-cell>
          <table:table-cell table:style-name="Default" office:value-type="float" office:value="2.21951219512195" calcext:value-type="float">
            <text:p>2,2195121951</text:p>
          </table:table-cell>
          <table:table-cell office:value-type="float" office:value="17.0243902439024" calcext:value-type="float">
            <text:p>17,0243902439</text:p>
          </table:table-cell>
          <table:table-cell office:value-type="float" office:value="60.8861788617886" calcext:value-type="float">
            <text:p>60,8861788618</text:p>
          </table:table-cell>
          <table:table-cell office:value-type="float" office:value="2.17886178861789" calcext:value-type="float">
            <text:p>2,1788617886</text:p>
          </table:table-cell>
          <table:table-cell office:value-type="float" office:value="15.4715447154472" calcext:value-type="float">
            <text:p>15,4715447154</text:p>
          </table:table-cell>
        </table:table-row>
        <table:table-row table:style-name="ro1">
          <table:table-cell office:value-type="float" office:value="4.54700854700855" calcext:value-type="float">
            <text:p>4,547008547</text:p>
          </table:table-cell>
          <table:table-cell office:value-type="float" office:value="6.57264957264957" calcext:value-type="float">
            <text:p>6,5726495726</text:p>
          </table:table-cell>
          <table:table-cell office:value-type="float" office:value="5.26495726495727" calcext:value-type="float">
            <text:p>5,264957265</text:p>
          </table:table-cell>
          <table:table-cell office:value-type="float" office:value="19.2991452991453" calcext:value-type="float">
            <text:p>19,2991452991</text:p>
          </table:table-cell>
          <table:table-cell table:style-name="Default" office:value-type="float" office:value="2.01709401709402" calcext:value-type="float">
            <text:p>2,0170940171</text:p>
          </table:table-cell>
          <table:table-cell office:value-type="float" office:value="16.7094017094017" calcext:value-type="float">
            <text:p>16,7094017094</text:p>
          </table:table-cell>
          <table:table-cell office:value-type="float" office:value="61.8888888888889" calcext:value-type="float">
            <text:p>61,8888888889</text:p>
          </table:table-cell>
          <table:table-cell office:value-type="float" office:value="2.44444444444444" calcext:value-type="float">
            <text:p>2,4444444444</text:p>
          </table:table-cell>
          <table:table-cell office:value-type="float" office:value="15.3589743589744" calcext:value-type="float">
            <text:p>15,358974359</text:p>
          </table:table-cell>
        </table:table-row>
        <table:table-row table:style-name="ro1">
          <table:table-cell office:value-type="float" office:value="4.39805825242719" calcext:value-type="float">
            <text:p>4,3980582524</text:p>
          </table:table-cell>
          <table:table-cell office:value-type="float" office:value="7.13592233009709" calcext:value-type="float">
            <text:p>7,1359223301</text:p>
          </table:table-cell>
          <table:table-cell office:value-type="float" office:value="5.02912621359223" calcext:value-type="float">
            <text:p>5,0291262136</text:p>
          </table:table-cell>
          <table:table-cell office:value-type="float" office:value="19.378640776699" calcext:value-type="float">
            <text:p>19,3786407767</text:p>
          </table:table-cell>
          <table:table-cell table:style-name="Default" office:value-type="float" office:value="2.24271844660194" calcext:value-type="float">
            <text:p>2,2427184466</text:p>
          </table:table-cell>
          <table:table-cell office:value-type="float" office:value="17.0485436893204" calcext:value-type="float">
            <text:p>17,0485436893</text:p>
          </table:table-cell>
          <table:table-cell office:value-type="float" office:value="61.3883495145631" calcext:value-type="float">
            <text:p>61,3883495146</text:p>
          </table:table-cell>
          <table:table-cell office:value-type="float" office:value="2.84466019417476" calcext:value-type="float">
            <text:p>2,8446601942</text:p>
          </table:table-cell>
          <table:table-cell office:value-type="float" office:value="15.8252427184466" calcext:value-type="float">
            <text:p>15,8252427184</text:p>
          </table:table-cell>
        </table:table-row>
        <table:table-row table:style-name="ro1">
          <table:table-cell office:value-type="float" office:value="4.73684210526316" calcext:value-type="float">
            <text:p>4,7368421053</text:p>
          </table:table-cell>
          <table:table-cell office:value-type="float" office:value="7.53684210526316" calcext:value-type="float">
            <text:p>7,5368421053</text:p>
          </table:table-cell>
          <table:table-cell office:value-type="float" office:value="4.95789473684211" calcext:value-type="float">
            <text:p>4,9578947368</text:p>
          </table:table-cell>
          <table:table-cell office:value-type="float" office:value="19.8736842105263" calcext:value-type="float">
            <text:p>19,8736842105</text:p>
          </table:table-cell>
          <table:table-cell table:style-name="Default" office:value-type="float" office:value="2.07368421052632" calcext:value-type="float">
            <text:p>2,0736842105</text:p>
          </table:table-cell>
          <table:table-cell office:value-type="float" office:value="17.6736842105263" calcext:value-type="float">
            <text:p>17,6736842105</text:p>
          </table:table-cell>
          <table:table-cell office:value-type="float" office:value="61.3894736842105" calcext:value-type="float">
            <text:p>61,3894736842</text:p>
          </table:table-cell>
          <table:table-cell office:value-type="float" office:value="2.98947368421053" calcext:value-type="float">
            <text:p>2,9894736842</text:p>
          </table:table-cell>
          <table:table-cell office:value-type="float" office:value="15.9368421052632" calcext:value-type="float">
            <text:p>15,9368421053</text:p>
          </table:table-cell>
        </table:table-row>
        <table:table-row table:style-name="ro1">
          <table:table-cell office:value-type="float" office:value="4.39240506329114" calcext:value-type="float">
            <text:p>4,3924050633</text:p>
          </table:table-cell>
          <table:table-cell office:value-type="float" office:value="7.89873417721519" calcext:value-type="float">
            <text:p>7,8987341772</text:p>
          </table:table-cell>
          <table:table-cell office:value-type="float" office:value="4.9620253164557" calcext:value-type="float">
            <text:p>4,9620253165</text:p>
          </table:table-cell>
          <table:table-cell office:value-type="float" office:value="20.6835443037975" calcext:value-type="float">
            <text:p>20,6835443038</text:p>
          </table:table-cell>
          <table:table-cell table:style-name="Default" office:value-type="float" office:value="2.22784810126582" calcext:value-type="float">
            <text:p>2,2278481013</text:p>
          </table:table-cell>
          <table:table-cell office:value-type="float" office:value="17.0126582278481" calcext:value-type="float">
            <text:p>17,0126582278</text:p>
          </table:table-cell>
          <table:table-cell office:value-type="float" office:value="62.6455696202532" calcext:value-type="float">
            <text:p>62,6455696203</text:p>
          </table:table-cell>
          <table:table-cell office:value-type="float" office:value="3.11392405063291" calcext:value-type="float">
            <text:p>3,1139240506</text:p>
          </table:table-cell>
          <table:table-cell office:value-type="float" office:value="16.2911392405063" calcext:value-type="float">
            <text:p>16,2911392405</text:p>
          </table:table-cell>
        </table:table-row>
        <table:table-row table:style-name="ro1">
          <table:table-cell office:value-type="float" office:value="4.30588235294118" calcext:value-type="float">
            <text:p>4,3058823529</text:p>
          </table:table-cell>
          <table:table-cell office:value-type="float" office:value="7.67058823529412" calcext:value-type="float">
            <text:p>7,6705882353</text:p>
          </table:table-cell>
          <table:table-cell office:value-type="float" office:value="5.16470588235294" calcext:value-type="float">
            <text:p>5,1647058824</text:p>
          </table:table-cell>
          <table:table-cell office:value-type="float" office:value="22.0235294117647" calcext:value-type="float">
            <text:p>22,0235294118</text:p>
          </table:table-cell>
          <table:table-cell table:style-name="Default" office:value-type="float" office:value="2.35294117647059" calcext:value-type="float">
            <text:p>2,3529411765</text:p>
          </table:table-cell>
          <table:table-cell office:value-type="float" office:value="16.1764705882353" calcext:value-type="float">
            <text:p>16,1764705882</text:p>
          </table:table-cell>
          <table:table-cell office:value-type="float" office:value="63.5294117647059" calcext:value-type="float">
            <text:p>63,5294117647</text:p>
          </table:table-cell>
          <table:table-cell office:value-type="float" office:value="3.18823529411765" calcext:value-type="float">
            <text:p>3,1882352941</text:p>
          </table:table-cell>
          <table:table-cell office:value-type="float" office:value="16.1647058823529" calcext:value-type="float">
            <text:p>16,1647058824</text:p>
          </table:table-cell>
        </table:table-row>
        <table:table-row table:style-name="ro1">
          <table:table-cell office:value-type="float" office:value="3.83018867924528" calcext:value-type="float">
            <text:p>3,8301886792</text:p>
          </table:table-cell>
          <table:table-cell office:value-type="float" office:value="7.43396226415094" calcext:value-type="float">
            <text:p>7,4339622642</text:p>
          </table:table-cell>
          <table:table-cell office:value-type="float" office:value="5.24528301886793" calcext:value-type="float">
            <text:p>5,2452830189</text:p>
          </table:table-cell>
          <table:table-cell office:value-type="float" office:value="22.0754716981132" calcext:value-type="float">
            <text:p>22,0754716981</text:p>
          </table:table-cell>
          <table:table-cell table:style-name="Default" office:value-type="float" office:value="2.52830188679245" calcext:value-type="float">
            <text:p>2,5283018868</text:p>
          </table:table-cell>
          <table:table-cell office:value-type="float" office:value="16.8679245283019" calcext:value-type="float">
            <text:p>16,8679245283</text:p>
          </table:table-cell>
          <table:table-cell office:value-type="float" office:value="63.9433962264151" calcext:value-type="float">
            <text:p>63,9433962264</text:p>
          </table:table-cell>
          <table:table-cell office:value-type="float" office:value="3.22641509433962" calcext:value-type="float">
            <text:p>3,2264150943</text:p>
          </table:table-cell>
          <table:table-cell office:value-type="float" office:value="16.2075471698113" calcext:value-type="float">
            <text:p>16,2075471698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8.96" calcext:value-type="float">
            <text:p>8,96</text:p>
          </table:table-cell>
          <table:table-cell office:value-type="float" office:value="5.84" calcext:value-type="float">
            <text:p>5,84</text:p>
          </table:table-cell>
          <table:table-cell office:value-type="float" office:value="22.88" calcext:value-type="float">
            <text:p>22,88</text:p>
          </table:table-cell>
          <table:table-cell table:style-name="Default" office:value-type="float" office:value="2.52" calcext:value-type="float">
            <text:p>2,52</text:p>
          </table:table-cell>
          <table:table-cell office:value-type="float" office:value="15.82" calcext:value-type="float">
            <text:p>15,82</text:p>
          </table:table-cell>
          <table:table-cell office:value-type="float" office:value="63.36" calcext:value-type="float">
            <text:p>63,36</text:p>
          </table:table-cell>
          <table:table-cell office:value-type="float" office:value="3.64" calcext:value-type="float">
            <text:p>3,64</text:p>
          </table:table-cell>
          <table:table-cell office:value-type="float" office:value="16.12" calcext:value-type="float">
            <text:p>16,12</text:p>
          </table:table-cell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ejos</text:p>
          </table:table-cell>
          <table:table-cell table:style-name="Default" office:value-type="string" calcext:value-type="string">
            <text:p>Zorro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.75" calcext:value-type="float">
            <text:p>15,75</text:p>
          </table:table-cell>
          <table:table-cell office:value-type="float" office:value="8.375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.5167785234899" calcext:value-type="float">
            <text:p>17,5167785235</text:p>
          </table:table-cell>
          <table:table-cell office:value-type="float" office:value="13.5454545454545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.315" calcext:value-type="float">
            <text:p>17,315</text:p>
          </table:table-cell>
          <table:table-cell office:value-type="float" office:value="13.5454545454545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.407960199005" calcext:value-type="float">
            <text:p>17,407960199</text:p>
          </table:table-cell>
          <table:table-cell office:value-type="float" office:value="17.5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.4517374517375" calcext:value-type="float">
            <text:p>17,4517374517</text:p>
          </table:table-cell>
          <table:table-cell office:value-type="float" office:value="18.8333333333333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.5402298850575" calcext:value-type="float">
            <text:p>17,5402298851</text:p>
          </table:table-cell>
          <table:table-cell office:value-type="float" office:value="19.3333333333333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.252808988764" calcext:value-type="float">
            <text:p>17,2528089888</text:p>
          </table:table-cell>
          <table:table-cell office:value-type="float" office:value="19.2307692307692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.5578947368421" calcext:value-type="float">
            <text:p>17,5578947368</text:p>
          </table:table-cell>
          <table:table-cell office:value-type="float" office:value="20.7692307692308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.430303030303" calcext:value-type="float">
            <text:p>17,4303030303</text:p>
          </table:table-cell>
          <table:table-cell office:value-type="float" office:value="19.6923076923077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.811320754717" calcext:value-type="float">
            <text:p>17,8113207547</text:p>
          </table:table-cell>
          <table:table-cell office:value-type="float" office:value="21.9444444444444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.1972789115646" calcext:value-type="float">
            <text:p>18,1972789116</text:p>
          </table:table-cell>
          <table:table-cell office:value-type="float" office:value="21.3333333333333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.4873949579832" calcext:value-type="float">
            <text:p>18,487394958</text:p>
          </table:table-cell>
          <table:table-cell office:value-type="float" office:value="22.6363636363636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.2276422764228" calcext:value-type="float">
            <text:p>19,2276422764</text:p>
          </table:table-cell>
          <table:table-cell office:value-type="float" office:value="22.1666666666667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.2991452991453" calcext:value-type="float">
            <text:p>19,2991452991</text:p>
          </table:table-cell>
          <table:table-cell office:value-type="float" office:value="22.4375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.378640776699" calcext:value-type="float">
            <text:p>19,3786407767</text:p>
          </table:table-cell>
          <table:table-cell office:value-type="float" office:value="23.6923076923077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.8736842105263" calcext:value-type="float">
            <text:p>19,8736842105</text:p>
          </table:table-cell>
          <table:table-cell office:value-type="float" office:value="23.2352941176471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.6835443037975" calcext:value-type="float">
            <text:p>20,6835443038</text:p>
          </table:table-cell>
          <table:table-cell office:value-type="float" office:value="23.2857142857143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.0235294117647" calcext:value-type="float">
            <text:p>22,0235294118</text:p>
          </table:table-cell>
          <table:table-cell office:value-type="float" office:value="23.0769230769231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.0754716981132" calcext:value-type="float">
            <text:p>22,0754716981</text:p>
          </table:table-cell>
          <table:table-cell office:value-type="float" office:value="24.0833333333333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.88" calcext:value-type="float">
            <text:p>22,88</text:p>
          </table:table-cell>
          <table:table-cell office:value-type="float" office:value="23.8636363636364" calcext:value-type="float">
            <text:p>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21:49:32.8378307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imentel</meta:initial-creator>
    <meta:creation-date>2017-09-16T16:14:04.561451459</meta:creation-date>
    <dc:date>2017-09-18T21:52:06.635159692</dc:date>
    <dc:creator>Adrián Pimentel</dc:creator>
    <meta:editing-duration>PT36M20S</meta:editing-duration>
    <meta:editing-cycles>4</meta:editing-cycles>
    <meta:generator>LibreOffice/4.3.3.2$Linux_X86_64 LibreOffice_project/430m0$Build-2</meta:generator>
    <meta:document-statistic meta:table-count="1" meta:cell-count="4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egrita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Normal" style:font-family-generic="roman" fo:font-size="11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Evolución de los genes de la velocidad</text:p>
        </chart:title>
        <chart:legend chart:legend-position="end" svg:x="13.388cm" svg:y="3.926cm" style:legend-expansion="high" chart:style-name="ch3"/>
        <chart:plot-area chart:style-name="ch4" table:cell-range-address="Hoja1.D52:Hoja1.E72" chart:data-source-has-labels="row" svg:x="1.426cm" svg:y="1.275cm" svg:width="11.642cm" svg:height="6.469cm">
          <chartooo:coordinate-region svg:x="2.047cm" svg:y="1.474cm" svg:width="10.835cm" svg:height="5.623cm"/>
          <chart:axis chart:dimension="x" chart:name="primary-x" chart:style-name="ch5">
            <chart:title svg:x="6.727cm" svg:y="7.925cm" chart:style-name="ch6">
              <text:p>Turno</text:p>
            </chart:title>
          </chart:axis>
          <chart:axis chart:dimension="y" chart:name="primary-y" chart:style-name="ch5">
            <chart:title svg:x="0.451cm" svg:y="4.989cm" chart:style-name="ch7">
              <text:p>Valor</text:p>
            </chart:title>
            <chart:grid chart:style-name="ch8" chart:class="major"/>
          </chart:axis>
          <chart:series chart:style-name="ch9" chart:values-cell-range-address="Hoja1.D53:Hoja1.D72" chart:label-cell-address="Hoja1.D52:Hoja1.D52" chart:class="chart:line">
            <chart:data-point chart:repeated="20"/>
          </chart:series>
          <chart:series chart:style-name="ch10" chart:values-cell-range-address="Hoja1.E53:Hoja1.E72" chart:label-cell-address="Hoja1.E52:Hoja1.E5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jos</text:p>
                <draw:g>
                  <svg:desc>Hoja1.D52:Hoja1.D52</svg:desc>
                </draw:g>
              </table:table-cell>
              <table:table-cell office:value-type="string">
                <text:p>Zorros</text:p>
                <draw:g>
                  <svg:desc>Hoja1.E52:Hoja1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75">
                <text:p>15.75</text:p>
                <draw:g>
                  <svg:desc>Hoja1.D53:Hoja1.D72</svg:desc>
                </draw:g>
              </table:table-cell>
              <table:table-cell office:value-type="float" office:value="8.375">
                <text:p>8.375</text:p>
                <draw:g>
                  <svg:desc>Hoja1.E53:Hoja1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167785234899">
                <text:p>17.5167785234899</text:p>
              </table:table-cell>
              <table:table-cell office:value-type="float" office:value="13.5454545454545">
                <text:p>13.545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315">
                <text:p>17.315</text:p>
              </table:table-cell>
              <table:table-cell office:value-type="float" office:value="13.5454545454545">
                <text:p>13.5454545454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407960199005">
                <text:p>17.40796019900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4517374517375">
                <text:p>17.4517374517375</text:p>
              </table:table-cell>
              <table:table-cell office:value-type="float" office:value="18.8333333333333">
                <text:p>18.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402298850575">
                <text:p>17.5402298850575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252808988764">
                <text:p>17.252808988764</text:p>
              </table:table-cell>
              <table:table-cell office:value-type="float" office:value="19.2307692307692">
                <text:p>19.2307692307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578947368421">
                <text:p>17.5578947368421</text:p>
              </table:table-cell>
              <table:table-cell office:value-type="float" office:value="20.7692307692308">
                <text:p>20.7692307692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30303030303">
                <text:p>17.430303030303</text:p>
              </table:table-cell>
              <table:table-cell office:value-type="float" office:value="19.6923076923077">
                <text:p>19.6923076923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811320754717">
                <text:p>17.811320754717</text:p>
              </table:table-cell>
              <table:table-cell office:value-type="float" office:value="21.9444444444444">
                <text:p>21.944444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1972789115646">
                <text:p>18.1972789115646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4873949579832">
                <text:p>18.4873949579832</text:p>
              </table:table-cell>
              <table:table-cell office:value-type="float" office:value="22.6363636363636">
                <text:p>22.6363636363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2276422764228">
                <text:p>19.2276422764228</text:p>
              </table:table-cell>
              <table:table-cell office:value-type="float" office:value="22.1666666666667">
                <text:p>22.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2991452991453">
                <text:p>19.2991452991453</text:p>
              </table:table-cell>
              <table:table-cell office:value-type="float" office:value="22.4375">
                <text:p>22.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378640776699">
                <text:p>19.378640776699</text:p>
              </table:table-cell>
              <table:table-cell office:value-type="float" office:value="23.6923076923077">
                <text:p>23.6923076923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8736842105263">
                <text:p>19.8736842105263</text:p>
              </table:table-cell>
              <table:table-cell office:value-type="float" office:value="23.2352941176471">
                <text:p>23.2352941176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6835443037975">
                <text:p>20.6835443037975</text:p>
              </table:table-cell>
              <table:table-cell office:value-type="float" office:value="23.2857142857143">
                <text:p>23.2857142857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0235294117647">
                <text:p>22.0235294117647</text:p>
              </table:table-cell>
              <table:table-cell office:value-type="float" office:value="23.0769230769231">
                <text:p>23.0769230769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0754716981132">
                <text:p>22.0754716981132</text:p>
              </table:table-cell>
              <table:table-cell office:value-type="float" office:value="24.0833333333333">
                <text:p>24.0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88">
                <text:p>22.88</text:p>
              </table:table-cell>
              <table:table-cell office:value-type="float" office:value="23.8636363636364">
                <text:p>23.86363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